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Heading" style:master-page-name="MP0">
      <style:paragraph-properties style:page-number="auto" fo:break-before="page"/>
      <style:text-properties fo:language="pl" fo:country="PL"/>
    </style:style>
    <style:style style:name="P11" style:family="paragraph" style:parent-style-name="Heading_20_2">
      <style:text-properties fo:language="pl" fo:country="PL"/>
    </style:style>
    <style:style style:name="P12" style:family="paragraph" style:parent-style-name="Dialog">
      <style:text-properties style:font-name="Calibri2"/>
    </style:style>
    <style:style style:name="P13" style:family="paragraph" style:parent-style-name="Text_20_body">
      <style:text-properties style:font-name="Calibri2"/>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2"/>
    </style:style>
    <style:style style:name="T6" style:family="text">
      <style:text-properties style:font-name="Calibri2" fo:language="pl" fo:country="PL"/>
    </style:style>
    <style:style style:name="T7" style:family="text">
      <style:text-properties style:font-name="Calibri2" fo:language="pl" fo:country="PL" fo:font-weight="normal" style:font-weight-asian="normal" style:font-weight-complex="normal"/>
    </style:style>
    <style:style style:name="T8" style:family="text">
      <style:text-properties style:font-name="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ynastia Sobieskich – tom II, „Pola Chwały”</text:p>
      <text:h text:style-name="P11"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1"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5">ą</text:span><text:span text:style-name="T3">dnie przygotowanego okr</text:span><text:span text:style-name="T5">ę</text:span><text:span text:style-name="T3">tu nie s</text:span><text:span text:style-name="T5">ą</text:span><text:span text:style-name="T3"> te sztormy przecie straszne. Marynarzom takie sprawy zwyczajne, a w sytuacji naprawd</text:span><text:span text:style-name="T5">ę</text:span><text:span text:style-name="T3"> trudnej schroni</text:span><text:span text:style-name="T5">ć</text:span><text:span text:style-name="T3"> si</text:span><text:span text:style-name="T5">ę</text:span><text:span text:style-name="T3"> w przyjaznych szwedzkich portach mo</text:span><text:span text:style-name="T5">ż</text:span><text:span text:style-name="T3">emy.</text:span></text:p>
      <text:p text:style-name="P2"><text:span text:style-name="T3">- Nie dlatego, abym si</text:span><text:span text:style-name="T5">ę</text:span><text:span text:style-name="T3"> narazi</text:span><text:span text:style-name="T5">ć</text:span><text:span text:style-name="T3"> okr</text:span><text:span text:style-name="T5">ę</text:span><text:span text:style-name="T3">ty i marynarzy dzielnych Jego Kr</text:span><text:span text:style-name="T5">ó</text:span><text:span text:style-name="T3">lewskiej mo</text:span><text:span text:style-name="T5">ś</text:span><text:span text:style-name="T3">ci obawia</text:span><text:span text:style-name="T5">ł</text:span><text:span text:style-name="T3"> rezygnujemy z tych wypraw. Nie mamy, aktualnie, celu w wyprawie do Gda</text:span><text:span text:style-name="T5">ń</text:span><text:span text:style-name="T3">ska.</text:span></text:p>
      <text:p text:style-name="P2">- Ależ jak to, nowego sojusznika ostawimy?</text:p>
      <text:p text:style-name="P2"><text:span text:style-name="T2">- Uciszcie się, de Gourdant! – syknął kapitan -</text:span> nie dla zwyk<text:span text:style-name="T5">ł</text:span><text:span text:style-name="T3">ych marynarskich uszu to sprawy. Powiem wam jedno, </text:span><text:span text:style-name="T5">ż</text:span><text:span text:style-name="T3">e sojusznik nasz nadal z drugim sojusznikiem wojuje, i dop</text:span><text:span text:style-name="T5">ó</text:span><text:span text:style-name="T3">ki to trwa, na wsparcie nasze obaj poczeka</text:span><text:span text:style-name="T5">ć</text:span><text:span text:style-name="T3"> musz</text:span><text:span text:style-name="T5">ą</text:span><text:span text:style-name="T3">.</text:span></text:p>
      <text:p text:style-name="P2"><text:span text:style-name="T3">Zamy</text:span><text:span text:style-name="T5">ś</text:span><text:span text:style-name="T3">li</text:span><text:span text:style-name="T5">ł</text:span><text:span text:style-name="T3"> si</text:span><text:span text:style-name="T5">ę</text:span><text:span text:style-name="T3"> pan de Bealieu.</text:span></text:p>
      <text:p text:style-name="P2"><text:span text:style-name="T3">- M</text:span><text:span text:style-name="T5">ó</text:span><text:span text:style-name="T3">wicie: Ba</text:span><text:span text:style-name="T5">ł</text:span><text:span text:style-name="T3">tyk, my</text:span><text:span text:style-name="T5">ś</text:span><text:span text:style-name="T3">licie: Szwecja - powiedzia</text:span><text:span text:style-name="T5">ł</text:span><text:span text:style-name="T3"> powoli do kapitana - trzebaby Szwecj</text:span><text:span text:style-name="T5">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5">ź</text:span>miesz na pok<text:span text:style-name="T5">ł</text:span>ad pana de Bethune, kt<text:span text:style-name="T5">ó</text:span>ry misj<text:span text:style-name="T5">ę</text:span> now<text:span text:style-name="T5">ą</text:span> a piln<text:span text:style-name="T5">ą</text:span> w Polsce odbywa<text:span text:style-name="T5">ć</text:span> b<text:span text:style-name="T5">ę</text:span>dzie. Potem przygotujesz okr<text:span text:style-name="T5">ę</text:span>ty do rejs<text:span text:style-name="T5">ó</text:span>w zimowych. Ja w Pary<text:span text:style-name="T5">ż</text:span>u z ministrem Pompone rozm<text:span text:style-name="T5">ó</text:span>wi<text:span text:style-name="T5">ć</text:span> si<text:span text:style-name="T5">ę</text:span> musz<text:span text:style-name="T5">ę</text:span>, lecz s<text:span text:style-name="T5">ą</text:span>dz<text:span text:style-name="T5">ę</text:span> <text:span text:style-name="T5">ż</text:span>e zim<text:span text:style-name="T5">ą</text:span> razem w rejs udamy si<text:span text:style-name="T5">ę.</text:span></text:p>
      <text:p text:style-name="P3"/>
      <text:p text:style-name="P7"/>
      <text:p text:style-name="P7">* <text:s/>* <text:s/>*</text:p>
      <text:p text:style-name="Text_20_body"><text:span text:style-name="T1">"Wielce moja </text:span><text:span text:style-name="T6">ż</text:span><text:span text:style-name="T4">ycia a serca pociecho... Jakie</text:span><text:span text:style-name="T6">ż</text:span><text:span text:style-name="T4"> to wie</text:span><text:span text:style-name="T6">ś</text:span><text:span text:style-name="T4">ci niedobre, a raczej ich brak od WMci Serca mego krewnych i znajomych, jako </text:span><text:span text:style-name="T6">ż</text:span><text:span text:style-name="T4">e gotowizny przyobiecaney mi nieprzysy</text:span><text:span text:style-name="T6">ł</text:span><text:span text:style-name="T4">aj</text:span><text:span text:style-name="T6">ą</text:span><text:span text:style-name="T4">. Przecie nie dlatego, i</text:span><text:span text:style-name="T6">ż</text:span><text:span text:style-name="T4"> Jego Wysoko</text:span><text:span text:style-name="T6">ś</text:span><text:span text:style-name="T4">ci w skarbcu brakuje, bo mu brakuje, dla wojen i innych turbacyj, ale tyle co mi przyobieca</text:span><text:span text:style-name="T6">ł</text:span><text:span text:style-name="T4"> zawsze wys</text:span><text:span text:style-name="T6">ł</text:span><text:span text:style-name="T4">a</text:span><text:span text:style-name="T6">ć</text:span><text:span text:style-name="T4"> mo</text:span><text:span text:style-name="T6">ż</text:span><text:span text:style-name="T4">e. <text:s/>Musi to by</text:span><text:span text:style-name="T6">ć</text:span><text:span text:style-name="T4">, </text:span><text:span text:style-name="T6">ż</text:span><text:span text:style-name="T4">e JKM</text:span><text:span text:style-name="T6">ć</text:span><text:span text:style-name="T4"> Ludwik wojny naszej z Turkiem wspiera</text:span><text:span text:style-name="T6">ć</text:span><text:span text:style-name="T4"> nie chce. My j</text:span><text:span text:style-name="T6">ą</text:span><text:span text:style-name="T4"> przecie</text:span><text:span text:style-name="T6">ż zakoń</text:span><text:span text:style-name="T4">czy</text:span><text:span text:style-name="T6">ć</text:span><text:span text:style-name="T4"> musim, a jak tu o ko</text:span><text:span text:style-name="T6">ń</text:span><text:span text:style-name="T4">czeniu my</text:span><text:span text:style-name="T6">ś</text:span><text:span text:style-name="T4">le</text:span><text:span text:style-name="T6">ć</text:span><text:span text:style-name="T4">, pieni</text:span><text:span text:style-name="T6">ą</text:span><text:span text:style-name="T4">dza nie maj</text:span><text:span text:style-name="T6">ą</text:span><text:span text:style-name="T4">c. Jeszcze JM</text:span><text:span text:style-name="T6">ć</text:span><text:span text:style-name="T4"> pan Podskarbi w Warszawie rezerw ostatnich gotowizny dobywa, z tego co nam do tej pory przys</text:span><text:span text:style-name="T6">ł</text:span><text:span text:style-name="T4">ano, jednak pono, </text:span><text:span text:style-name="T6">ż</text:span><text:span text:style-name="T4">e wi</text:span><text:span text:style-name="T6">ę</text:span><text:span text:style-name="T4">cej w pa</text:span><text:span text:style-name="T6">ł</text:span><text:span text:style-name="T4">ac sw</text:span><text:span text:style-name="T6">ó</text:span><text:span text:style-name="T4">j nowy wedle Kabat </text:span><text:span text:style-name="T6">ł</text:span><text:span text:style-name="T4">o</text:span><text:span text:style-name="T6">ży, a mi grosze nędzne odsyła. A Kątski jenerał artyleryi wielce teraz pieniędzy potrzebuje, bo we Lwowie działa ostatnie szykuje, którymi </text:span><text:span text:style-name="T7">Bar i </text:span><text:span text:style-name="T6">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5">ó</text:span><text:span text:style-name="T3">r</text:span><text:span text:style-name="T5">ą</text:span><text:span text:style-name="T3"> Ostrowski z grzbietu wierzchowca ogl</text:span><text:span text:style-name="T5">ą</text:span><text:span text:style-name="T3">da</text:span><text:span text:style-name="T5">ł, była prawie wyludniona. Już od Lwowa na wschód wioski często puste stały, za Strypą zaś osady ludzkie znikły zupełnie. Od nieszczęśliwego roku 1648 tyle wycierpiała ta ziemia z rąk tatarskich, lecz nade wszystko z rąk </text:span><text:soft-page-break/><text:span text:style-name="T5">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text:span><text:span text:style-name="T5">ś</text:span><text:span text:style-name="T5"> z piechotami metodyczniej od Trembowli za podjazdem post</text:span><text:span text:style-name="T5">ę</text:span><text:span text:style-name="T5">powa</text:span><text:span text:style-name="T5">ł, w tych dniach pod Husiatyń docierając. </text:span><text:span text:style-name="T5">Podjazd za</text:span><text:span text:style-name="T5">ś</text:span><text:span text:style-name="T5">, pod dowództwem pana Gabryela Silnic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text:span><text:span text:style-name="T5">ą</text:span><text:span text:style-name="T5">c.</text:span></text:p>
      <text:p text:style-name="P6"><text:span text:style-name="T5">Pewnego po</text:span><text:span text:style-name="T5">ł</text:span><text:span text:style-name="T5">udnia za</text:span><text:span text:style-name="T5">ś</text:span><text:span text:style-name="T5"> do chor</text:span><text:span text:style-name="T5">ą</text:span><text:span text:style-name="T5">gwi Ostrowskiego do</text:span><text:span text:style-name="T5">łą</text:span><text:span text:style-name="T5">czyli pancerni Starczy</text:span><text:span text:style-name="T5">ń</text:span><text:span text:style-name="T5">skiego, a wraz z nimi pan Silinicki, kt</text:span><text:span text:style-name="T5">ó</text:span><text:span text:style-name="T5">ry tak oto przem</text:span><text:span text:style-name="T5">ó</text:span><text:span text:style-name="T5">wi</text:span><text:span text:style-name="T5">ł</text:span><text:span text:style-name="T5">:</text:span></text:p>
      <text:p text:style-name="Dialog"><text:span text:style-name="T5">„Pisze mi pan Sieniawski, </text:span><text:span text:style-name="T5">ż</text:span><text:span text:style-name="T5">e wzi</text:span><text:span text:style-name="T5">ął</text:span><text:span text:style-name="T5"> Husiaty</text:span><text:span text:style-name="T5">ń</text:span><text:span text:style-name="T5">, coto</text:span><text:span text:style-name="T5">ś</text:span><text:span text:style-name="T5">my kilka dni temu ostawili z ty</text:span><text:span text:style-name="T5">ł</text:span><text:span text:style-name="T5">u z bisurma</text:span><text:span text:style-name="T5">ń</text:span><text:span text:style-name="T5">sk</text:span><text:span text:style-name="T5">ą</text:span><text:span text:style-name="T5"> za</text:span><text:span text:style-name="T5">ł</text:span><text:span text:style-name="T5">og</text:span><text:span text:style-name="T5">ą</text:span><text:span text:style-name="T5"> w spokoju dla obronno</text:span><text:span text:style-name="T5">ś</text:span><text:span text:style-name="T5">ci miejsca swego. Oto pan Sieniawski Husiatynia nie dobywa</text:span><text:span text:style-name="T5">ł</text:span><text:span text:style-name="T5">, jeno Turcy sami mu si</text:span><text:span text:style-name="T5">ę</text:span><text:span text:style-name="T5"> poddali. Widzicie waszmo</text:span><text:span text:style-name="T5">ś</text:span><text:span text:style-name="T5">ciowie, duch w armii wrogiej po zesz</text:span><text:span text:style-name="T5">ł</text:span><text:span text:style-name="T5">orocznych wiktorjach naszych upad</text:span><text:span text:style-name="T5">ł</text:span><text:span text:style-name="T5">. <text:s/>Zatem id</text:span><text:span text:style-name="T5">ź</text:span><text:span text:style-name="T5">my teraz prosto na Kamieniec, nie ogl</text:span><text:span text:style-name="T5">ą</text:span><text:span text:style-name="T5">daj</text:span><text:span text:style-name="T5">ą</text:span><text:span text:style-name="T5">c si</text:span><text:span text:style-name="T5">ę</text:span><text:span text:style-name="T5"> i nie zatrzymuj</text:span><text:span text:style-name="T5">ą</text:span><text:span text:style-name="T5">c wi</text:span><text:span text:style-name="T5">ę</text:span><text:span text:style-name="T5">cej, ni</text:span><text:span text:style-name="T5">ź</text:span><text:span text:style-name="T5">li to dla koni a ludzi um</text:span><text:span text:style-name="T5">ę</text:span><text:span text:style-name="T5">czenia potrzebne. Kamieniec w r</text:span><text:span text:style-name="T5">ę</text:span><text:span text:style-name="T5">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y Kamieńca szeroko otwarte, a przed bramami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miej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śmiałym natarciem w ciżbę impet Krymców powstrzymała.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5">„Ej, </text:span><text:span text:style-name="T5">ż</text:span><text:span text:style-name="T5">eby</text:span><text:span text:style-name="T5">ś</text:span><text:span text:style-name="T5">my to cho</text:span><text:span text:style-name="T5">ć</text:span><text:span text:style-name="T5"> jedn</text:span><text:span text:style-name="T5">ą</text:span><text:span text:style-name="T5"> rot</text:span><text:span text:style-name="T5">ę</text:span><text:span text:style-name="T5"> dragonii mieli, cho</text:span><text:span text:style-name="T5">ć</text:span><text:span text:style-name="T5"> malutk</text:span><text:span text:style-name="T5">ą</text:span><text:span text:style-name="T5">, to ju</text:span><text:span text:style-name="T5">ż</text:span><text:span text:style-name="T5"> by</text:span><text:span text:style-name="T5">ś</text:span><text:span text:style-name="T5">my Kamieniec zdobyli” - piekli</text:span><text:span text:style-name="T5">ł</text:span><text:span text:style-name="T5"> si</text:span><text:span text:style-name="T5">ę</text:span><text:span text:style-name="T5"> pan Silnicki, czapk</text:span><text:span text:style-name="T5">ę</text:span><text:span text:style-name="T5"> sw</text:span><text:span text:style-name="T5">ą</text:span><text:span text:style-name="T5"> na ziem rzuciwszy i pi</text:span><text:span text:style-name="T5">ęś</text:span><text:span text:style-name="T5">ci do skroni nagiej przyk</text:span><text:span text:style-name="T5">ł</text:span><text:span text:style-name="T5">adaj</text:span><text:span text:style-name="T5">ą</text:span><text:span text:style-name="T5">c.</text:span></text:p>
      <text:p text:style-name="Dialog"><text:span text:style-name="T5">„I co by ta jedna ma</text:span><text:span text:style-name="T5">ł</text:span><text:span text:style-name="T5">a rota uczyni</text:span><text:span text:style-name="T5">ł</text:span><text:span text:style-name="T5">a?” - pyta</text:span><text:span text:style-name="T5">ł pan Ostrowski.</text:span></text:p>
      <text:p text:style-name="Dialog"><text:span text:style-name="T5">„Jedna nawet rota dragonii, ob</text:span><text:span text:style-name="T5">ó</text:span><text:span text:style-name="T5">z tatarski obsadziwszy, im</text:span><text:span text:style-name="T5">ż</text:span><text:span text:style-name="T5">e nie pozwoli</text:span><text:span text:style-name="T5">ł</text:span><text:span text:style-name="T5">aby si</text:span><text:span text:style-name="T5">ę</text:span><text:span text:style-name="T5"> zebra</text:span><text:span text:style-name="T5">ć</text:span><text:span text:style-name="T5"> i nas w bok za</text:span><text:span text:style-name="T5">ż</text:span><text:span text:style-name="T5">y</text:span><text:span text:style-name="T5">ć</text:span><text:span text:style-name="T5">. Tatarzy przecie na ogie</text:span><text:span text:style-name="T5">ń</text:span><text:span text:style-name="T5"> broni palnej ca</text:span><text:span text:style-name="T5">ł</text:span><text:span text:style-name="T5">kiem nieodporni, i tego ognia nam zabrak</text:span><text:span text:style-name="T5">ł</text:span><text:span text:style-name="T5">o. <text:s/>Ba</text:span><text:span text:style-name="T5">ś</text:span><text:span text:style-name="T5">my za</text:span><text:span text:style-name="T5">ś</text:span><text:span text:style-name="T5"> ataku nie przerywali, tedy janczarzy te</text:span><text:span text:style-name="T5">ż</text:span><text:span text:style-name="T5"> by si</text:span><text:span text:style-name="T5">ę</text:span><text:span text:style-name="T5"> nie opatrzyli przy bramie jeno do zamku by zmykali. Bram</text:span><text:span text:style-name="T5">ę</text:span><text:span text:style-name="T5"> zdobywszy, </text:span><text:span text:style-name="T5">ł</text:span><text:span text:style-name="T5">acno by</text:span><text:span text:style-name="T5">ś</text:span><text:span text:style-name="T5">my ich do zamku </text:span><text:span text:style-name="T5">ś</text:span><text:span text:style-name="T5">cigaj</text:span><text:span text:style-name="T5">ą</text:span><text:span text:style-name="T5">c przetrzebili, </text:span><text:soft-page-break/><text:span text:style-name="T5">wi</text:span><text:span text:style-name="T5">ę</text:span><text:span text:style-name="T5">c i za</text:span><text:span text:style-name="T5">łoga zamku nie byłaby wzmocnioną, jeno raczej tłumem piechoty przerażonej osłabioną”</text:span></text:p>
      <text:p text:style-name="P3">„Jakże to, jazdą po mieście na piechotę nacierać?”</text:p>
      <text:p text:style-name="P3">„Bo takie tam i miasto. Waćpan nie widziałeś, boś prawie pod bramą ducha wyzionął, mnie jednak towarzysze pancerni opowiadali że i połowy domów w tym mieście nie masz, same place puste po wyburzonych jeszcze za oblężenia budowlach. A i mury i miejskie i zamkowe nadwątlone tamtym oblężeniem, mogliśmy z marszu próować dobyć, jakby się obrońcy nie opatrzyli.”</text:p>
      <text:p text:style-name="P3">„Fortecę dobywać kawalerią?”</text:p>
      <text:p text:style-name="Dialog"><text:span text:style-name="T5">„To waćpan jeszcze nie widział, jak dzielnie husarze nasi spieszeni fortyfikacje dobywają. Przecie nie tylko z konia szablą robić umieją. Szyszak i pancerz przeiw kulom</text:span><text:span text:style-name="T5"><text:note text:id="ftn3" text:note-class="endnote"><text:note-citation>3</text:note-citation><text:note-body><text:p text:style-name="Endnote">Zw<text:span text:style-name="T5">ł</text:span><text:span text:style-name="T3">aszcza przeciw tureckim. Rzeczywi</text:span><text:span text:style-name="T5">ś</text:span><text:span text:style-name="T3">cie, husaria spieszona niejednokrotnie o szturmie fortec rozstrzyga</text:span><text:span text:style-name="T5">ł</text:span><text:span text:style-name="T3">a, r</text:span><text:span text:style-name="T5">ó</text:span><text:span text:style-name="T3">wnie</text:span><text:span text:style-name="T5">ż</text:span><text:span text:style-name="T3"> dzi</text:span><text:span text:style-name="T5">ę</text:span><text:span text:style-name="T3">ki swemu znakomitemu - i pod koniec XVII wieku wyj</text:span><text:span text:style-name="T5">ą</text:span><text:span text:style-name="T3">tkowemu - uzbrojeniu ochronnemu.</text:span></text:p></text:note-body></text:note></text:span><text:span text:style-name="T5"> i w polu, i przy fortecy jednako dobrze ochroni.”</text:span></text:p>
      <text:p text:style-name="Dialog"><text:span text:style-name="T5"/></text:p>
      <text:p text:style-name="Text_20_body"><text:span text:style-name="T5">Bej Kamie</text:span><text:span text:style-name="T5">ń</text:span><text:span text:style-name="T5">ca ca</text:span><text:span text:style-name="T5">łą</text:span><text:span text:style-name="T5"> noc przele</text:span><text:span text:style-name="T5">ż</text:span><text:span text:style-name="T5">a</text:span><text:span text:style-name="T5">ł</text:span><text:span text:style-name="T5"> w <text:s/>Katerdrze ... zamienionej na najwi</text:span><text:span text:style-name="T5">ę</text:span><text:span text:style-name="T5">kszy meczet miasta, dzi</text:span><text:span text:style-name="T5">ę</text:span><text:span text:style-name="T5">kuj</text:span><text:span text:style-name="T5">ą</text:span><text:span text:style-name="T5">c ALlahowi zaq ocalenie zupe</text:span><text:span text:style-name="T5">ł</text:span><text:span text:style-name="T5">nie niespodziane. Niespodzianym by</text:span><text:span text:style-name="T5">ł</text:span><text:span text:style-name="T5"> </text:span><text:span text:style-name="T5">przecież</text:span><text:span text:style-name="T5"> atak, przez uprzednie dwa tygodnie nie dochodzi</text:span><text:span text:style-name="T5">ł</text:span><text:span text:style-name="T5">y bowiem do beja </text:span><text:span text:style-name="T5">ż</text:span><text:span text:style-name="T5">adnie wie</text:span><text:span text:style-name="T5">ś</text:span><text:span text:style-name="T5">ci od zwiad</text:span><text:span text:style-name="T5">ó</text:span><text:span text:style-name="T5">w w stron</text:span><text:span text:style-name="T5">ę</text:span><text:span text:style-name="T5"> wojsk Rzeczypospolitej wysy</text:span><text:span text:style-name="T5">ł</text:span><text:span text:style-name="T5">anych. Teraz poj</text:span><text:span text:style-name="T5">ął</text:span><text:span text:style-name="T5"> bej, </text:span><text:span text:style-name="T5">ż</text:span><text:span text:style-name="T5">e si</text:span><text:span text:style-name="T5">ł</text:span><text:span text:style-name="T5">a straszna na jego, ledwo co na nowo obwarowan</text:span><text:span text:style-name="T5">ą</text:span><text:span text:style-name="T5">, fortec</text:span><text:span text:style-name="T5">ę</text:span><text:span text:style-name="T5"> si</text:span><text:span text:style-name="T5">ę</text:span><text:span text:style-name="T5"> zwala. Na bastion najbardziej p</text:span><text:span text:style-name="T5">ół</text:span><text:span text:style-name="T5">nocny su</text:span><text:span text:style-name="T5">ł</text:span><text:span text:style-name="T5">tana, ca</text:span><text:span text:style-name="T5">ł</text:span><text:span text:style-name="T5">ego islamu kalifa. Wezwa</text:span><text:span text:style-name="T5">ł</text:span><text:span text:style-name="T5"> zatem wszystkie jednostki okoliczne, aby do fortecy przybywa</text:span><text:span text:style-name="T5">ł</text:span><text:span text:style-name="T5">y i jej obron</text:span><text:span text:style-name="T5">ę</text:span><text:span text:style-name="T5"> wzmocni</text:span><text:span text:style-name="T5">ł</text:span><text:span text:style-name="T5">y. Niewiele oddzia</text:span><text:span text:style-name="T5">łó</text:span><text:span text:style-name="T5">w wykona</text:span><text:span text:style-name="T5">ł</text:span><text:span text:style-name="T5">o ten rozkaz w ci</text:span><text:span text:style-name="T5">ą</text:span><text:span text:style-name="T5">gu ostatnich dw</text:span><text:span text:style-name="T5">ó</text:span><text:span text:style-name="T5">ch tygodni. Oddzia</text:span><text:span text:style-name="T5">ł</text:span><text:span text:style-name="T5">y ma</text:span><text:span text:style-name="T5">ł</text:span><text:span text:style-name="T5">e nie przybywa</text:span><text:span text:style-name="T5">ł</text:span><text:span text:style-name="T5">y wcale. Oddzia</text:span><text:span text:style-name="T5">ł</text:span><text:span text:style-name="T5">y du</text:span><text:span text:style-name="T5">ż</text:span><text:span text:style-name="T5">e przybywa</text:span><text:span text:style-name="T5">ł</text:span><text:span text:style-name="T5">y bez wystarczaj</text:span><text:span text:style-name="T5">ą</text:span><text:span text:style-name="T5">cego zaopatrzenia, poszarpane w bojach z Lachami, o zawzi</text:span><text:span text:style-name="T5">ę</text:span><text:span text:style-name="T5">to</text:span><text:span text:style-name="T5">ś</text:span><text:span text:style-name="T5">ci niezwyk</text:span><text:span text:style-name="T5">ł</text:span><text:span text:style-name="T5">ej zw</text:span><text:span text:style-name="T5">ł</text:span><text:span text:style-name="T5">aszcza lekkiej kawalerii przeciwnika opowiadaj</text:span><text:span text:style-name="T5">ą</text:span><text:span text:style-name="T5">c.</text:span></text:p>
      <text:p text:style-name="Text_20_body"><text:span text:style-name="T5">Pan Ostrowski, szybko dla wieku swojego z ran, a wi</text:span><text:span text:style-name="T5">ę</text:span><text:span text:style-name="T5">cej z poturbowania ozdrowiwszy, do n</text:span><text:span text:style-name="T5">ó</text:span><text:span text:style-name="T5">g si</text:span><text:span text:style-name="T5">ę</text:span><text:span text:style-name="T5"> panu Starczy</text:span><text:span text:style-name="T5">ń</text:span><text:span text:style-name="T5">skeimu rzuci</text:span><text:span text:style-name="T5">ł</text:span><text:span text:style-name="T5">, i tak, g</text:span><text:span text:style-name="T5">ą</text:span><text:span text:style-name="T5">siorek niejeden osuszywszy, przyja</text:span><text:span text:style-name="T5">źń</text:span><text:span text:style-name="T5"> swoj</text:span><text:span text:style-name="T5">ą</text:span><text:span text:style-name="T5"> odnowili. </text:span><text:span text:style-name="T5">Ż</text:span><text:span text:style-name="T5">e za</text:span><text:span text:style-name="T5">ś</text:span><text:span text:style-name="T5"> pan Silnicki, pismo od hetmana wielkiego i kr</text:span><text:span text:style-name="T5">ó</text:span><text:span text:style-name="T5">la w jednej osobie niezbyt przyjemnie napisane otrzyma</text:span><text:span text:style-name="T5">ł</text:span><text:span text:style-name="T5">, rzuci</text:span><text:span text:style-name="T5">ł</text:span><text:span text:style-name="T5"> on tedy kawaleri</text:span><text:span text:style-name="T5">ę</text:span><text:span text:style-name="T5"> swoj</text:span><text:span text:style-name="T5">ą</text:span><text:span text:style-name="T5"> w rajzy dooko</text:span><text:span text:style-name="T5">ł</text:span><text:span text:style-name="T5">a Kamie</text:span><text:span text:style-name="T5">ń</text:span><text:span text:style-name="T5">ca, chc</text:span><text:span text:style-name="T5">ą</text:span><text:span text:style-name="T5">c twierdz</text:span><text:span text:style-name="T5">ę</text:span><text:span text:style-name="T5"> od </text:span><text:span text:style-name="T5">ś</text:span><text:span text:style-name="T5">wiata i od zapoatrzenia odci</text:span><text:span text:style-name="T5">ąć</text:span><text:span text:style-name="T5">, tak i przyjaciele wiele razem przyg</text:span><text:span text:style-name="T5">ó</text:span><text:span text:style-name="T5">d odby</text:span><text:span text:style-name="T5">ć</text:span><text:span text:style-name="T5"> mogli. Tak przeprawiwszy si</text:span><text:span text:style-name="T5">ę</text:span><text:span text:style-name="T5"> przez Dniestr wezbrany na multa</text:span><text:span text:style-name="T5">ń</text:span><text:span text:style-name="T5">sk</text:span><text:span text:style-name="T5">ą</text:span><text:span text:style-name="T5"> stron</text:span><text:span text:style-name="T5">ę</text:span><text:span text:style-name="T5">, drogami Wo</text:span><text:span text:style-name="T5">ł</text:span><text:span text:style-name="T5">ochom niekt</text:span><text:span text:style-name="T5">ó</text:span><text:span text:style-name="T5">rym pana Ostrowskiego znan</text:span><text:span text:style-name="T5">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j miłości pan Starczyński nie podzielał, prywatnie Jana Sobieskiego a więcej jeszcze syna jego Jakuba uzurpatorem nazywając,</text:span></text:p>
      <text:p text:style-name="Text_20_body"><text:span text:style-name="T5">Takich Wołochów prawdziwych niewiele było w wojsku Rzeczypospolitej, nawet w chorągwiach zwanych wołoskimi, choć dawniech na nich - i na Tatarach - lekka kawaleria polegała. Oto bowiem w czasach nawały szwedzkiech szlachta polska zbiedniała i <text:s/>na poczty porządne dla górniejszych znaków pozwolić sobie nie mogła. Zresztą, dawny król Jan Kazimierz, niedawno przecie zmarły w dalekich krajach</text:span><text:span text:style-name="T5"><text:note text:id="ftn0" text:note-class="endnote"><text:note-citation>4</text:note-citation><text:note-body><text:p text:style-name="Endnote">Abdykowawszy, przebywa<text:span text:style-name="T5">ł</text:span><text:span text:style-name="T3"> we Francji. Zmar</text:span><text:span text:style-name="T5">ł</text:span><text:span text:style-name="T3"> na wie</text:span><text:span text:style-name="T5">ść</text:span><text:span text:style-name="T3"> o zdbyciu Kamie</text:span><text:span text:style-name="T5">ń</text:span><text:span text:style-name="T3">ca przez Turk</text:span><text:span text:style-name="T5">ó</text:span><text:span text:style-name="T3">w.</text:span></text:p></text:note-body></text:note></text:span><text:span text:style-name="T5">, żołnierzom nie-Polakom i nie-Litwinom po doświadczeniach smutnych</text:span><text:span text:style-name="T5"><text:note text:id="ftn4" text:note-class="endnote"><text:note-citation>5</text:note-citation><text:note-body><text:p text:style-name="Endnote">Np. w 1648 roku wszyscy Rusini s<text:span text:style-name="T5">ł</text:span><text:span text:style-name="T3">u</text:span><text:span text:style-name="T5">żą</text:span><text:span text:style-name="T3">cy w wojskach koputowych i prywatnych przeszli na stron</text:span><text:span text:style-name="T5">ę</text:span><text:span text:style-name="T3"> Chmielnickiego. Oznacza</text:span><text:span text:style-name="T5">ł</text:span><text:span text:style-name="T3">o to, </text:span><text:span text:style-name="T5">ż</text:span><text:span text:style-name="T3">e nagle wojska koronne pozbawione zosta</text:span><text:span text:style-name="T5">ł</text:span><text:span text:style-name="T3">y ca</text:span><text:span text:style-name="T5">ł</text:span><text:span text:style-name="T3">ej dragonii i wielkiej cz</text:span><text:span text:style-name="T5">ęś</text:span><text:span text:style-name="T3">ci piechoty. Dopiero Sobieskiemu uda</text:span><text:span text:style-name="T5">ł</text:span><text:span text:style-name="T3">o si</text:span><text:span text:style-name="T5">ę</text:span><text:span text:style-name="T3">, historycznie, ubytek ten odtworzy</text:span><text:span text:style-name="T5">ć</text:span><text:span text:style-name="T3">.</text:span></text:p></text:note-body></text:note></text:span><text:span text:style-name="T5"> panowania swego ufać nie kazał.</text:span></text:p>
      <text:p text:style-name="Text_20_body"><text:span text:style-name="T5"/></text:p>
      <text:p text:style-name="P9"/>
      <text:p text:style-name="P9"><text:soft-page-break/></text:p>
      <text:p text:style-name="P9"/>
      <text:p text:style-name="P9">Zabrakło kilku rot piechoty albo dragonii dla opanowania przedmieść, byłaby okazja zdobyć twierdzę z marszu...</text:p>
      <text:p text:style-name="P9">Dragonia maszeruje</text:p>
      <text:p text:style-name="P9">Dopiero potem zdobycie Baru</text:p>
      <text:p text:style-name="P6">Jednak wiedział król i hetman wielki w jednej osobie, że pieniędzy wkrótce zbraknie i że wojnę szybko kończyć trzeba.</text:p>
      <text:p text:style-name="P6"/>
      <text:p text:style-name="P6"/>
      <text:p text:style-name="P6"/>
      <text:p text:style-name="P4">Tymczasem konfederaci na Litwie</text:p>
      <text:p text:style-name="P4">Wszelkie mrzonki o własnej polityki prowadzeniu to megalomania, dla Rzeczypospolitej niebezpieczna. O Prusy upominać się, Elektora wyzywać - to się nie spodoba cesarzowi, który wszak cywilizacji emanacją jest. Razem z nim politykę prowadzić trzeba, nie przeciw niemu. Może coś z takiej współpracy wyniesie Rzeczpospolita, jeśli Cesarz łaskaw będzie, zaś na pewno wzbogacą się na niej kiesy sojuszników Cesarza.</text:p>
      <text:p text:style-name="P4">Inni znowu o protekcji rosyjskiej m<text:span text:style-name="T5">ó</text:span><text:span text:style-name="T3">wi</text:span><text:span text:style-name="T5">ą</text:span><text:span text:style-name="T3">. Car moskiewski to ambitny pan, kt</text:span><text:span text:style-name="T5">ó</text:span><text:span text:style-name="T3">ry swego ruszy</text:span><text:span text:style-name="T5">ć</text:span><text:span text:style-name="T3"> nie da. Jemu ju</text:span><text:span text:style-name="T5">ż</text:span><text:span text:style-name="T3"> wszak za Jana Kazimierza koron</text:span><text:span text:style-name="T5">ę</text:span><text:span text:style-name="T3"> obiecano.</text:span></text:p>
      <text:p text:style-name="P2"/>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0-16T16:08:15.42</dc:date>
    <meta:editing-cycles>794</meta:editing-cycles>
    <meta:editing-duration>P1DT8M44S</meta:editing-duration>
    <meta:document-statistic meta:table-count="0" meta:image-count="0" meta:object-count="0" meta:page-count="11" meta:paragraph-count="99" meta:word-count="5020" meta:character-count="3393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